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83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6354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>
            <text:p>dt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  <table:table-cell table:style-name="ce1" office:value-type="string">
            <text:p>img</text:p>
          </table:table-cell>
          <table:table-cell/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</table:table-row>
        <table:table-row table:style-name="ro2">
          <table:table-cell office:value-type="float" office:value="1346137200">
            <text:p>1346137200</text:p>
          </table:table-cell>
          <table:table-cell table:style-name="ce2" table:formula="of:=([.A2]/60/60 +7)/24+25569" office:value-type="date" office:date-value="2012-08-28T14:00:00">
            <text:p>2012-08-28 14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string">
            <text:p>09.png</text:p>
          </table:table-cell>
          <table:table-cell/>
          <table:table-cell table:formula="of:=MIN([.C2:.C5])" office:value-type="float" office:value="284">
            <text:p>284</text:p>
          </table:table-cell>
          <table:table-cell table:formula="of:=MAX([.D2:.D5])" office:value-type="float" office:value="290">
            <text:p>290</text:p>
          </table:table-cell>
        </table:table-row>
        <table:table-row table:style-name="ro2">
          <table:table-cell office:value-type="float" office:value="1346148000">
            <text:p>1346148000</text:p>
          </table:table-cell>
          <table:table-cell table:style-name="ce2" table:formula="of:=([.A3]/60/60 +7)/24+25569" office:value-type="date" office:date-value="2012-08-28T17:00:00">
            <text:p>2012-08-28 17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string">
            <text:p>09.png</text:p>
          </table:table-cell>
          <table:table-cell table:number-columns-repeated="3"/>
        </table:table-row>
        <table:table-row table:style-name="ro2">
          <table:table-cell office:value-type="float" office:value="1346158800">
            <text:p>1346158800</text:p>
          </table:table-cell>
          <table:table-cell table:style-name="ce2" table:formula="of:=([.A4]/60/60 +7)/24+25569" office:value-type="date" office:date-value="2012-08-28T20:00:00">
            <text:p>2012-08-28 20:00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169600">
            <text:p>1346169600</text:p>
          </table:table-cell>
          <table:table-cell table:style-name="ce2" table:formula="of:=([.A5]/60/60 +7)/24+25569" office:value-type="date" office:date-value="2012-08-28T23:00:00">
            <text:p>2012-08-28 23:00</text:p>
          </table:table-cell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180400">
            <text:p>1346180400</text:p>
          </table:table-cell>
          <table:table-cell table:style-name="ce2" table:formula="of:=([.A6]/60/60 +7)/24+25569" office:value-type="date" office:date-value="2012-08-29T02:00:00">
            <text:p>2012-08-29 02:0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string">
            <text:p>01d.png</text:p>
          </table:table-cell>
          <table:table-cell/>
          <table:table-cell table:formula="of:=MIN([.C6:.C13])" office:value-type="float" office:value="281">
            <text:p>281</text:p>
          </table:table-cell>
          <table:table-cell table:formula="of:=MAX([.D6:.D13])" office:value-type="float" office:value="295">
            <text:p>295</text:p>
          </table:table-cell>
        </table:table-row>
        <table:table-row table:style-name="ro2">
          <table:table-cell office:value-type="float" office:value="1346191200">
            <text:p>1346191200</text:p>
          </table:table-cell>
          <table:table-cell table:style-name="ce2" table:formula="of:=([.A7]/60/60 +7)/24+25569" office:value-type="date" office:date-value="2012-08-29T05:00:00">
            <text:p>2012-08-29 05:00</text:p>
          </table:table-cell>
          <table:table-cell office:value-type="float" office:value="281">
            <text:p>281</text:p>
          </table:table-cell>
          <table:table-cell office:value-type="float" office:value="284">
            <text:p>284</text:p>
          </table:table-cell>
          <table:table-cell office:value-type="string">
            <text:p>01d.png</text:p>
          </table:table-cell>
          <table:table-cell table:number-columns-repeated="3"/>
        </table:table-row>
        <table:table-row table:style-name="ro2">
          <table:table-cell office:value-type="float" office:value="1346202000">
            <text:p>1346202000</text:p>
          </table:table-cell>
          <table:table-cell table:style-name="ce2" table:formula="of:=([.A8]/60/60 +7)/24+25569" office:value-type="date" office:date-value="2012-08-29T08:00:00">
            <text:p>2012-08-29 08:00</text:p>
          </table:table-cell>
          <table:table-cell office:value-type="float" office:value="281">
            <text:p>281</text:p>
          </table:table-cell>
          <table:table-cell office:value-type="float" office:value="287">
            <text:p>287</text:p>
          </table:table-cell>
          <table:table-cell office:value-type="string">
            <text:p>01d.png</text:p>
          </table:table-cell>
          <table:table-cell table:number-columns-repeated="3"/>
        </table:table-row>
        <table:table-row table:style-name="ro2">
          <table:table-cell office:value-type="float" office:value="1346212800">
            <text:p>1346212800</text:p>
          </table:table-cell>
          <table:table-cell table:style-name="ce2" table:formula="of:=([.A9]/60/60 +7)/24+25569" office:value-type="date" office:date-value="2012-08-29T11:00:00">
            <text:p>2012-08-29 11:00</text:p>
          </table:table-cell>
          <table:table-cell office:value-type="float" office:value="281">
            <text:p>281</text:p>
          </table:table-cell>
          <table:table-cell office:value-type="float" office:value="294">
            <text:p>294</text:p>
          </table:table-cell>
          <table:table-cell office:value-type="string">
            <text:p>01d.png</text:p>
          </table:table-cell>
          <table:table-cell table:number-columns-repeated="3"/>
        </table:table-row>
        <table:table-row table:style-name="ro2">
          <table:table-cell office:value-type="float" office:value="1346223600">
            <text:p>1346223600</text:p>
          </table:table-cell>
          <table:table-cell table:style-name="ce2" table:formula="of:=([.A10]/60/60 +7)/24+25569" office:value-type="date" office:date-value="2012-08-29T14:00:00">
            <text:p>2012-08-29 14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string">
            <text:p>01d.png</text:p>
          </table:table-cell>
          <table:table-cell table:number-columns-repeated="3"/>
        </table:table-row>
        <table:table-row table:style-name="ro2">
          <table:table-cell office:value-type="float" office:value="1346234400">
            <text:p>1346234400</text:p>
          </table:table-cell>
          <table:table-cell table:style-name="ce2" table:formula="of:=([.A11]/60/60 +7)/24+25569" office:value-type="date" office:date-value="2012-08-29T17:00:00">
            <text:p>2012-08-29 17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string">
            <text:p>02n.png</text:p>
          </table:table-cell>
          <table:table-cell table:number-columns-repeated="3"/>
        </table:table-row>
        <table:table-row table:style-name="ro2">
          <table:table-cell office:value-type="float" office:value="1346245200">
            <text:p>1346245200</text:p>
          </table:table-cell>
          <table:table-cell table:style-name="ce2" table:formula="of:=([.A12]/60/60 +7)/24+25569" office:value-type="date" office:date-value="2012-08-29T20:00:00">
            <text:p>2012-08-29 20:00</text:p>
          </table:table-cell>
          <table:table-cell office:value-type="float" office:value="287">
            <text:p>287</text:p>
          </table:table-cell>
          <table:table-cell office:value-type="float" office:value="294">
            <text:p>294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256000">
            <text:p>1346256000</text:p>
          </table:table-cell>
          <table:table-cell table:style-name="ce2" table:formula="of:=([.A13]/60/60 +7)/24+25569" office:value-type="date" office:date-value="2012-08-29T23:00:00">
            <text:p>2012-08-29 23:00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1">
          <table:table-cell office:value-type="float" office:value="1346266800">
            <text:p>1346266800</text:p>
          </table:table-cell>
          <table:table-cell table:style-name="ce2" table:formula="of:=([.A14]/60/60 +7)/24+25569" office:value-type="date" office:date-value="2012-08-30T02:00:00">
            <text:p>2012-08-30 02:00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string">
            <text:p>04.png</text:p>
          </table:table-cell>
          <table:table-cell/>
          <table:table-cell table:formula="of:=MIN([.C14:.C21])" office:value-type="float" office:value="283">
            <text:p>283</text:p>
          </table:table-cell>
          <table:table-cell table:formula="of:=MAX([.D14:.D21])" office:value-type="float" office:value="298">
            <text:p>298</text:p>
          </table:table-cell>
        </table:table-row>
        <table:table-row table:style-name="ro2">
          <table:table-cell office:value-type="float" office:value="1346277600">
            <text:p>1346277600</text:p>
          </table:table-cell>
          <table:table-cell table:style-name="ce2" table:formula="of:=([.A15]/60/60 +7)/24+25569" office:value-type="date" office:date-value="2012-08-30T05:00:00">
            <text:p>2012-08-30 05:00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288400">
            <text:p>1346288400</text:p>
          </table:table-cell>
          <table:table-cell table:style-name="ce2" table:formula="of:=([.A16]/60/60 +7)/24+25569" office:value-type="date" office:date-value="2012-08-30T08:00:00">
            <text:p>2012-08-30 08:00</text:p>
          </table:table-cell>
          <table:table-cell office:value-type="float" office:value="283">
            <text:p>283</text:p>
          </table:table-cell>
          <table:table-cell office:value-type="float" office:value="290">
            <text:p>290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299200">
            <text:p>1346299200</text:p>
          </table:table-cell>
          <table:table-cell table:style-name="ce2" table:formula="of:=([.A17]/60/60 +7)/24+25569" office:value-type="date" office:date-value="2012-08-30T11:00:00">
            <text:p>2012-08-30 11:00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310000">
            <text:p>1346310000</text:p>
          </table:table-cell>
          <table:table-cell table:style-name="ce2" table:formula="of:=([.A18]/60/60 +7)/24+25569" office:value-type="date" office:date-value="2012-08-30T14:00:00">
            <text:p>2012-08-30 14:00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320800">
            <text:p>1346320800</text:p>
          </table:table-cell>
          <table:table-cell table:style-name="ce2" table:formula="of:=([.A19]/60/60 +7)/24+25569" office:value-type="date" office:date-value="2012-08-30T17:00:00">
            <text:p>2012-08-30 17:00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331600">
            <text:p>1346331600</text:p>
          </table:table-cell>
          <table:table-cell table:style-name="ce2" table:formula="of:=([.A20]/60/60 +7)/24+25569" office:value-type="date" office:date-value="2012-08-30T20:00:00">
            <text:p>2012-08-30 20:00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342400">
            <text:p>1346342400</text:p>
          </table:table-cell>
          <table:table-cell table:style-name="ce2" table:formula="of:=([.A21]/60/60 +7)/24+25569" office:value-type="date" office:date-value="2012-08-30T23:00:00">
            <text:p>2012-08-30 23:00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353200">
            <text:p>1346353200</text:p>
          </table:table-cell>
          <table:table-cell table:style-name="ce2" table:formula="of:=([.A22]/60/60 +7)/24+25569" office:value-type="date" office:date-value="2012-08-31T02:00:00">
            <text:p>2012-08-31 02:00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string">
            <text:p>04.png</text:p>
          </table:table-cell>
          <table:table-cell/>
          <table:table-cell table:formula="of:=MIN([.C22:.C29])" office:value-type="float" office:value="287">
            <text:p>287</text:p>
          </table:table-cell>
          <table:table-cell table:formula="of:=MAX([.D22:.D29])" office:value-type="float" office:value="299">
            <text:p>299</text:p>
          </table:table-cell>
        </table:table-row>
        <table:table-row table:style-name="ro2">
          <table:table-cell office:value-type="float" office:value="1346364000">
            <text:p>1346364000</text:p>
          </table:table-cell>
          <table:table-cell table:style-name="ce2" table:formula="of:=([.A23]/60/60 +7)/24+25569" office:value-type="date" office:date-value="2012-08-31T05:00:00">
            <text:p>2012-08-31 05:00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374800">
            <text:p>1346374800</text:p>
          </table:table-cell>
          <table:table-cell table:style-name="ce2" table:formula="of:=([.A24]/60/60 +7)/24+25569" office:value-type="date" office:date-value="2012-08-31T08:00:00">
            <text:p>2012-08-31 08:00</text:p>
          </table:table-cell>
          <table:table-cell office:value-type="float" office:value="287">
            <text:p>287</text:p>
          </table:table-cell>
          <table:table-cell office:value-type="float" office:value="292">
            <text:p>292</text:p>
          </table:table-cell>
          <table:table-cell office:value-type="string">
            <text:p>02n.png</text:p>
          </table:table-cell>
          <table:table-cell table:number-columns-repeated="3"/>
        </table:table-row>
        <table:table-row table:style-name="ro2">
          <table:table-cell office:value-type="float" office:value="1346385600">
            <text:p>1346385600</text:p>
          </table:table-cell>
          <table:table-cell table:style-name="ce2" table:formula="of:=([.A25]/60/60 +7)/24+25569" office:value-type="date" office:date-value="2012-08-31T11:00:00">
            <text:p>2012-08-31 11:00</text:p>
          </table:table-cell>
          <table:table-cell office:value-type="float" office:value="287">
            <text:p>287</text:p>
          </table:table-cell>
          <table:table-cell office:value-type="float" office:value="298">
            <text:p>298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396400">
            <text:p>1346396400</text:p>
          </table:table-cell>
          <table:table-cell table:style-name="ce2" table:formula="of:=([.A26]/60/60 +7)/24+25569" office:value-type="date" office:date-value="2012-08-31T14:00:00">
            <text:p>2012-08-31 14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07200">
            <text:p>1346407200</text:p>
          </table:table-cell>
          <table:table-cell table:style-name="ce2" table:formula="of:=([.A27]/60/60 +7)/24+25569" office:value-type="date" office:date-value="2012-08-31T17:00:00">
            <text:p>2012-08-31 17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18000">
            <text:p>1346418000</text:p>
          </table:table-cell>
          <table:table-cell table:style-name="ce2" table:formula="of:=([.A28]/60/60 +7)/24+25569" office:value-type="date" office:date-value="2012-08-31T20:00:00">
            <text:p>2012-08-31 20:00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28800">
            <text:p>1346428800</text:p>
          </table:table-cell>
          <table:table-cell table:style-name="ce2" table:formula="of:=([.A29]/60/60 +7)/24+25569" office:value-type="date" office:date-value="2012-08-31T23:00:00">
            <text:p>2012-08-31 23:00</text:p>
          </table:table-cell>
          <table:table-cell office:value-type="float" office:value="290">
            <text:p>290</text:p>
          </table:table-cell>
          <table:table-cell office:value-type="float" office:value="297">
            <text:p>297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39600">
            <text:p>1346439600</text:p>
          </table:table-cell>
          <table:table-cell table:style-name="ce2" table:formula="of:=([.A30]/60/60 +7)/24+25569" office:value-type="date" office:date-value="2012-09-01T02:00:00">
            <text:p>2012-09-01 02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50400">
            <text:p>1346450400</text:p>
          </table:table-cell>
          <table:table-cell table:style-name="ce2" table:formula="of:=([.A31]/60/60 +7)/24+25569" office:value-type="date" office:date-value="2012-09-01T05:00:00">
            <text:p>2012-09-01 05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61200">
            <text:p>1346461200</text:p>
          </table:table-cell>
          <table:table-cell table:style-name="ce2" table:formula="of:=([.A32]/60/60 +7)/24+25569" office:value-type="date" office:date-value="2012-09-01T08:00:00">
            <text:p>2012-09-01 08:00</text:p>
          </table:table-cell>
          <table:table-cell table:number-columns-repeated="6"/>
        </table:table-row>
        <table:table-row table:style-name="ro2">
          <table:table-cell/>
          <table:table-cell table:style-name="ce2" table:formula="of:=([.A33]/60/60 +7)/24+25569" office:value-type="date" office:date-value="1970-01-01T07:00:00">
            <text:p>1970-01-01 07:00</text:p>
          </table:table-cell>
          <table:table-cell table:number-columns-repeated="6"/>
        </table:table-row>
        <table:table-row table:style-name="ro2">
          <table:table-cell/>
          <table:table-cell table:style-name="ce2" table:formula="of:=([.A34]/60/60 +7)/24+25569" office:value-type="date" office:date-value="1970-01-01T07:00:00">
            <text:p>1970-01-01 07:00</text:p>
          </table:table-cell>
          <table:table-cell table:number-columns-repeated="6"/>
        </table:table-row>
        <table:table-row table:style-name="ro2" table:number-rows-repeated="104854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3">
          <table:table-cell table:number-columns-repeated="2"/>
        </table:table-row>
        <table:table-row table:style-name="ro2">
          <table:table-cell table:style-name="ce3"/>
          <table:table-cell table:style-name="ce2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 </number:text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3T19:25:34</meta:creation-date>
    <meta:generator>LibreOffice/3.5$Linux_x86 LibreOffice_project/350m1$Build-2</meta:generator>
    <dc:date>2012-09-04T15:54:56</dc:date>
    <dc:creator>Denis Nelubin</dc:creator>
    <meta:editing-duration>PT19H26M56S</meta:editing-duration>
    <meta:editing-cycles>3</meta:editing-cycles>
    <meta:document-statistic meta:table-count="3" meta:cell-count="171" meta:object-count="0"/>
  </office:meta>
</office:document-meta>
</file>